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100">
            <text:p>100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0.3f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0.2f</text:p>
          </table:table-cell>
          <table:table-cell office:value-type="string">
            <text:p>0.3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table:number-columns-repeated="2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0.2f</text:p>
          </table:table-cell>
          <table:table-cell office:value-type="string">
            <text:p>0.3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boss</text:p>
          </table:table-cell>
          <table:table-cell office:value-type="string">
            <text:p>Katyusha</text:p>
          </table:table-cell>
          <table:table-cell office:value-type="float" office:value="4">
            <text:p>4</text:p>
          </table:table-cell>
          <table:table-cell office:value-type="float" office:value="900">
            <text:p>90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office:value-type="string">
            <text:p>boss</text:p>
          </table:table-cell>
          <table:table-cell office:value-type="string">
            <text:p>Itsukho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1">
          <table:table-cell office:value-type="string">
            <text:p>boss</text:p>
          </table:table-cell>
          <table:table-cell office:value-type="string">
            <text:p>Hatsuk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0">05/10/2015</text:date>, <text:time>19:1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10T19:13:10.18</dc:date>
    <dc:creator>Wister </dc:creator>
    <meta:editing-duration>PT8M50S</meta:editing-duration>
    <meta:editing-cycles>13</meta:editing-cycles>
    <meta:document-statistic meta:table-count="1" meta:cell-count="98" meta:object-count="0"/>
  </office:meta>
</office:document-meta>
</file>